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4307in"/>
    </style:style>
    <style:style style:name="co4" style:family="table-column">
      <style:table-column-properties fo:break-before="auto" style:column-width="1.9984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5728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1.2665in"/>
    </style:style>
    <style:style style:name="co9" style:family="table-column">
      <style:table-column-properties fo:break-before="auto" style:column-width="0.8937in"/>
    </style:style>
    <style:style style:name="co10" style:family="table-column">
      <style:table-column-properties fo:break-before="auto" style:column-width="0.949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1.5134in" fo:break-before="auto" style:use-optimal-row-height="true"/>
    </style:style>
    <style:style style:name="ro6" style:family="table-row">
      <style:table-row-properties style:row-height="1.1811in" fo:break-before="auto" style:use-optimal-row-height="true"/>
    </style:style>
    <style:style style:name="ro7" style:family="table-row">
      <style:table-row-properties style:row-height="1.3472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5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name-complex="Arial1" style:font-size-complex="10pt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5" style:family="table-cell" style:parent-style-name="Excel_20_Built-in_20_Normal">
      <style:table-cell-properties style:vertical-align="middle"/>
    </style:style>
    <style:style style:name="T1" style:family="text">
      <style:text-properties style:font-name="Verdana" style:font-name-complex="Calibri"/>
    </style:style>
    <style:style style:name="T2" style:family="text">
      <style:text-properties style:font-name="Verdana" fo:font-size="10pt" style:font-size-asian="10pt" style:font-name-complex="Calibri" style:font-size-complex="10pt"/>
    </style:style>
    <style:style style:name="T3" style:family="text">
      <style:text-properties style:font-name="Verdana1"/>
    </style:style>
    <style:style style:name="T4" style:family="text">
      <style:text-properties style:font-name="Arial1" fo:font-size="10pt" style:font-size-asian="10pt" style:font-name-complex="Arial1" style:font-size-complex="10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8" table:default-cell-style-name="Excel_20_Built-in_20_Normal"/>
        <table:table-column table:style-name="co10" table:number-columns-repeated="998" table:default-cell-style-name="Excel_20_Built-in_20_Normal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Cases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B_NC1</text:p>
          </table:table-cell>
          <table:table-cell table:style-name="ce2" office:value-type="string">
            <text:p>Verify Main</text:p>
            <text:p><text:s/>Page Footer</text:p>
            <text:p><text:s/>Functionalities</text:p>
          </table:table-cell>
          <table:table-cell table:style-name="ce2" office:value-type="string">
            <text:p>Footer logo and</text:p>
            <text:p>Social Media Icons</text:p>
            <text:p>Are Displayed</text:p>
          </table:table-cell>
          <table:table-cell table:style-name="ce6" office:value-type="string">
            <text:p>1) Navigate to the Application URL</text:p>
            <text:p>2) Scroll Down</text:p>
            <text:p/>
          </table:table-cell>
          <table:table-cell table:style-name="ce2"/>
          <table:table-cell table:style-name="ce3" office:value-type="string">
            <text:p><text:span text:style-name="T1">Should Footer logo</text:span></text:p>
            <text:p><text:span text:style-name="T1"><text:s/></text:span><text:span text:style-name="T1">And Social Media</text:span></text:p>
            <text:p><text:span text:style-name="T1"><text:s/></text:span><text:span text:style-name="T1">Icons Are Displayed</text:span></text:p>
            <text:p/>
          </table:table-cell>
          <table:table-cell table:style-name="ce3" office:value-type="string">
            <text:p><text:span text:style-name="T1">Footer logo and</text:span></text:p>
            <text:p><text:span text:style-name="T1">Social Media Icons</text:span></text:p>
            <text:p><text:span text:style-name="T1">Are Displayed</text:span>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COB_NC2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2" office:value-type="string">
            <text:p>Footer Section</text:p>
            <text:p><text:s/>Main Product</text:p>
            <text:p>Names </text:p>
          </table:table-cell>
          <table:table-cell table:style-name="ce6" office:value-type="string">
            <text:p>1) Navigate to the Application URL</text:p>
            <text:p><text:span text:style-name="T1">2) Scroll Down</text:span></text:p>
            <text:p/>
          </table:table-cell>
          <table:table-cell table:style-name="ce10" office:value-type="string">
            <text:p>'PRODUCTS',</text:p>
            <text:p>'ABOUT',</text:p>
            <text:p>'ON THE GO',</text:p>
            <text:p>'LEGAL',</text:p>
            <text:p>'SUPPORT'</text:p>
          </table:table-cell>
          <table:table-cell table:style-name="ce3" office:value-type="string">
            <text:p><text:span text:style-name="T1">Should Footer Main </text:span></text:p>
            <text:p><text:span text:style-name="T1">Products</text:span></text:p>
            <text:p><text:span text:style-name="T1">Are Displayed</text:span></text:p>
          </table:table-cell>
          <table:table-cell table:style-name="ce3" office:value-type="string">
            <text:p><text:span text:style-name="T1">Footer Main </text:span></text:p>
            <text:p><text:span text:style-name="T1">Products</text:span></text:p>
            <text:p><text:span text:style-name="T1">Are Displayed</text:span>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B_NC3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2" office:value-type="string">
            <text:p>Instagram icon </text:p>
            <text:p>Functionality</text:p>
          </table:table-cell>
          <table:table-cell table:style-name="ce6" office:value-type="string">
            <text:p>1) Navigate to the Application URL</text:p>
            <text:p>2) Click Instagram icon</text:p>
            <text:p>3)Switch windows</text:p>
            <text:p>4)Get new window title</text:p>
            <text:p>5)Close new window</text:p>
          </table:table-cell>
          <table:table-cell table:style-name="ce10" office:value-type="string">
            <text:p>'instagram',</text:p>
            <text:p>'Instagram'</text:p>
          </table:table-cell>
          <table:table-cell table:style-name="ce2" office:value-type="string">
            <text:p>Title should contain</text:p>
            <text:p>Instagram' keyword</text:p>
          </table:table-cell>
          <table:table-cell table:style-name="ce2" office:value-type="string">
            <text:p>Title contains</text:p>
            <text:p>Instagram' keyword</text:p>
          </table:table-cell>
          <table:table-cell table:style-name="ce2" office:value-type="string">
            <text:p>PASS</text:p>
          </table:table-cell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2" office:value-type="string">
            <text:p>COB_NC4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Twitter icon</text:span></text:p>
            <text:p><text:span text:style-name="T1">Functionality</text:span></text:p>
          </table:table-cell>
          <table:table-cell table:style-name="ce7" office:value-type="string">
            <text:p><text:span text:style-name="T1">1) Navigate to the Application URL</text:span></text:p>
            <text:p><text:span text:style-name="T1">2) Click Twitter icon</text:span></text:p>
            <text:p><text:span text:style-name="T1">3)Switch windows</text:span></text:p>
            <text:p><text:span text:style-name="T1">4)Get new window title</text:span></text:p>
            <text:p><text:span text:style-name="T1">5)Close new window</text:span></text:p>
          </table:table-cell>
          <table:table-cell table:style-name="ce10" office:value-type="string">
            <text:p>'twitter',</text:p>
            <text:p>'Twitter'</text:p>
          </table:table-cell>
          <table:table-cell table:style-name="ce2" office:value-type="string">
            <text:p>Title should contain</text:p>
            <text:p>Twitter' keyword</text:p>
          </table:table-cell>
          <table:table-cell table:style-name="ce2" office:value-type="string">
            <text:p>Title contains</text:p>
            <text:p>Twitter' keyword</text:p>
          </table:table-cell>
          <table:table-cell table:style-name="ce2" office:value-type="string">
            <text:p>PASS</text:p>
          </table:table-cell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2" office:value-type="string">
            <text:p>COB_NC5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Facebook icon</text:span></text:p>
            <text:p><text:span text:style-name="T1">Functionality</text:span></text:p>
          </table:table-cell>
          <table:table-cell table:style-name="ce7" office:value-type="string">
            <text:p><text:span text:style-name="T1">1) Navigate to the Application URL</text:span></text:p>
            <text:p><text:span text:style-name="T1">2) Click Facebook icon</text:span></text:p>
            <text:p><text:span text:style-name="T1">3)Switch windows</text:span></text:p>
            <text:p><text:span text:style-name="T1">4)Get new window title</text:span></text:p>
            <text:p><text:span text:style-name="T1">5)Close new window</text:span></text:p>
          </table:table-cell>
          <table:table-cell table:style-name="ce3" office:value-type="string">
            <text:p><text:span text:style-name="T1">'facebook',</text:span></text:p>
            <text:p><text:span text:style-name="T1">'Facebook'</text:span></text:p>
          </table:table-cell>
          <table:table-cell table:style-name="ce2" office:value-type="string">
            <text:p>Title should contain</text:p>
            <text:p>Facebook' keyword</text:p>
          </table:table-cell>
          <table:table-cell table:style-name="ce2" office:value-type="string">
            <text:p>Title contains</text:p>
            <text:p>Facebook' keyword</text:p>
          </table:table-cell>
          <table:table-cell table:style-name="ce2" office:value-type="string">
            <text:p>PASS</text:p>
          </table:table-cell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2" office:value-type="string">
            <text:p>COB_NC6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LinkedIn icon</text:span></text:p>
            <text:p><text:span text:style-name="T1">Functionality</text:span></text:p>
          </table:table-cell>
          <table:table-cell table:style-name="ce7" office:value-type="string">
            <text:p><text:span text:style-name="T1">1) Navigate to the Application URL</text:span></text:p>
            <text:p><text:span text:style-name="T1">2) Click Facebook icon</text:span></text:p>
            <text:p><text:span text:style-name="T1">3)Switch windows</text:span></text:p>
            <text:p><text:span text:style-name="T1">4)Get new window title</text:span></text:p>
            <text:p><text:span text:style-name="T1">5)Close new window</text:span></text:p>
          </table:table-cell>
          <table:table-cell table:style-name="ce11" office:value-type="string">
            <text:p>'linkedIn',</text:p>
            <text:p>'LinkedIn'</text:p>
          </table:table-cell>
          <table:table-cell table:style-name="ce2" office:value-type="string">
            <text:p>Title should contain</text:p>
            <text:p>LinkedIn' keyword</text:p>
          </table:table-cell>
          <table:table-cell table:style-name="ce2" office:value-type="string">
            <text:p>Title contains</text:p>
            <text:p>LinkedIn' keyword</text:p>
          </table:table-cell>
          <table:table-cell table:style-name="ce2" office:value-type="string">
            <text:p>PASS</text:p>
          </table:table-cell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2" office:value-type="string">
            <text:p>COB_NC7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YouTube icon</text:span></text:p>
            <text:p><text:span text:style-name="T1">Functionality</text:span></text:p>
          </table:table-cell>
          <table:table-cell table:style-name="ce7" office:value-type="string">
            <text:p><text:span text:style-name="T1">1) Navigate to the Application URL</text:span></text:p>
            <text:p><text:span text:style-name="T1">2) Click Facebook icon</text:span></text:p>
            <text:p><text:span text:style-name="T1">3)Switch windows</text:span></text:p>
            <text:p><text:span text:style-name="T1">4)Get new window title</text:span></text:p>
            <text:p><text:span text:style-name="T1">5)Close new window</text:span></text:p>
          </table:table-cell>
          <table:table-cell table:style-name="ce12" office:value-type="string">
            <text:p>'youTube',</text:p>
            <text:p>'YouTube'</text:p>
          </table:table-cell>
          <table:table-cell table:style-name="ce2" office:value-type="string">
            <text:p>Title should contain</text:p>
            <text:p>YouTube' keyword</text:p>
          </table:table-cell>
          <table:table-cell table:style-name="ce2" office:value-type="string">
            <text:p>Title contains</text:p>
            <text:p>YouTube' keyword</text:p>
          </table:table-cell>
          <table:table-cell table:style-name="ce2" office:value-type="string">
            <text:p>PASS</text:p>
          </table:table-cell>
          <table:table-cell table:style-name="ce15" table:number-columns-repeated="2"/>
          <table:table-cell table:number-columns-repeated="1014"/>
        </table:table-row>
        <table:table-row table:style-name="ro5">
          <table:table-cell table:style-name="ce2" office:value-type="string">
            <text:p>COB_NC8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Feedback icon</text:span></text:p>
            <text:p><text:span text:style-name="T1">Functionality</text:span></text:p>
          </table:table-cell>
          <table:table-cell table:style-name="ce8" office:value-type="string">
            <text:p>1) Navigate to the Application URL</text:p>
            <text:p>2) Click to Feedback icon</text:p>
            <text:p>3)Click to Feedback form Love icon</text:p>
            <text:p>4)Choose compliment option</text:p>
            <text:p>5)Enter text area some text</text:p>
            <text:p>6)Click No option</text:p>
            <text:p>7)Close feedback form</text:p>
          </table:table-cell>
          <table:table-cell table:style-name="ce12" office:value-type="string">
            <text:p>Great Website'</text:p>
          </table:table-cell>
          <table:table-cell table:style-name="ce11" office:value-type="string">
            <text:p>Application should </text:p>
            <text:p>Allow all test Steps</text:p>
          </table:table-cell>
          <table:table-cell table:style-name="ce11" office:value-type="string">
            <text:p>Application Allowed</text:p>
            <text:p>All Test Steps</text:p>
          </table:table-cell>
          <table:table-cell table:style-name="ce2" office:value-type="string">
            <text:p>PASS</text:p>
          </table:table-cell>
          <table:table-cell table:style-name="ce15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OB_NC9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5" office:value-type="string">
            <text:p><text:span text:style-name="T3">Privacy,Security and </text:span></text:p>
            <text:p><text:span text:style-name="T3">Terms&amp;Conditions </text:span></text:p>
            <text:p><text:span text:style-name="T3">Are Displayed</text:span></text:p>
          </table:table-cell>
          <table:table-cell table:style-name="ce8" office:value-type="string">
            <text:p>1) Navigate to the Application URL </text:p>
            <text:p>2) Scroll Down</text:p>
            <text:p/>
          </table:table-cell>
          <table:table-cell table:style-name="ce12"/>
          <table:table-cell table:style-name="ce11" office:value-type="string">
            <text:p>Privacy,Security and </text:p>
            <text:p>Terms&amp;Conditions </text:p>
            <text:p>Should be available</text:p>
            <text:p>For users</text:p>
          </table:table-cell>
          <table:table-cell table:style-name="ce11" office:value-type="string">
            <text:p>Privacy,Security and </text:p>
            <text:p>Terms&amp;Conditions </text:p>
            <text:p>Are available</text:p>
            <text:p>For users</text:p>
          </table:table-cell>
          <table:table-cell table:style-name="ce2" office:value-type="string">
            <text:p>PASS</text:p>
          </table:table-cell>
          <table:table-cell table:style-name="ce15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OB_NC10</text:p>
          </table:table-cell>
          <table:table-cell table:style-name="ce4" office:value-type="string">
            <text:p><text:span text:style-name="T2">Verify Main</text:span></text:p>
            <text:p><text:span text:style-name="T2"><text:s/></text:span><text:span text:style-name="T2">Page Footer</text:span></text:p>
            <text:p><text:span text:style-name="T2"><text:s/></text:span><text:span text:style-name="T2">Functionalities</text:span></text:p>
          </table:table-cell>
          <table:table-cell table:style-name="ce4" office:value-type="string">
            <text:p><text:span text:style-name="T2">Call Us link</text:span></text:p>
            <text:p><text:span text:style-name="T2">Functionality</text:span></text:p>
          </table:table-cell>
          <table:table-cell table:style-name="ce9" office:value-type="string">
            <text:p><text:span text:style-name="T4">1) Navigate to the Application</text:span></text:p>
            <text:p><text:span text:style-name="T4"><text:s/></text:span><text:span text:style-name="T4">URL </text:span></text:p>
            <text:p><text:span text:style-name="T4">2) Click Call Us link</text:span></text:p>
            <text:p><text:span text:style-name="T4">3)Get Contact Number</text:span></text:p>
          </table:table-cell>
          <table:table-cell table:style-name="ce13"/>
          <table:table-cell table:style-name="ce14" office:value-type="string">
            <text:p><text:span text:style-name="T5">Contact Customer</text:span></text:p>
            <text:p><text:span text:style-name="T5">Service Phone</text:span></text:p>
            <text:p><text:span text:style-name="T5"><text:s/></text:span><text:span text:style-name="T5">Number should be</text:span></text:p>
            <text:p><text:span text:style-name="T5">available</text:span></text:p>
          </table:table-cell>
          <table:table-cell table:style-name="ce14" office:value-type="string">
            <text:p><text:span text:style-name="T5">Contact Customer</text:span></text:p>
            <text:p><text:span text:style-name="T5">Service Phone</text:span></text:p>
            <text:p><text:span text:style-name="T5"><text:s/></text:span><text:span text:style-name="T5">Number is Available</text:span>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B_NC11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Careers &amp;Jobs</text:span></text:p>
            <text:p><text:span text:style-name="T2">Main Page footer</text:span></text:p>
            <text:p><text:span text:style-name="T2"><text:s/></text:span><text:span text:style-name="T2">Link Functionality</text:span></text:p>
          </table:table-cell>
          <table:table-cell table:style-name="ce9" office:value-type="string">
            <text:p><text:span text:style-name="T4">1) Navigate to the Application</text:span></text:p>
            <text:p><text:span text:style-name="T4"><text:s/></text:span><text:span text:style-name="T4">URL </text:span></text:p>
            <text:p><text:span text:style-name="T4">2) Click Careers&amp;Jobs link</text:span></text:p>
            <text:p><text:span text:style-name="T4">3)Check New Url</text:span></text:p>
          </table:table-cell>
          <table:table-cell table:style-name="ce14"/>
          <table:table-cell table:style-name="ce14" office:value-type="string">
            <text:p>Should Navigate </text:p>
            <text:p>Careers Page</text:p>
          </table:table-cell>
          <table:table-cell table:style-name="ce14" office:value-type="string">
            <text:p><text:span text:style-name="T6">Navigated </text:span></text:p>
            <text:p><text:span text:style-name="T6">Careers Page</text:span>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6">
          <table:table-cell table:style-name="ce2" office:value-type="string">
            <text:p>COB_NC12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Entering special</text:span></text:p>
            <text:p><text:span text:style-name="T2">Characters to </text:span></text:p>
            <text:p><text:span text:style-name="T2">Search box</text:span></text:p>
          </table:table-cell>
          <table:table-cell table:style-name="ce9" office:value-type="string">
            <text:p>1) Navigate to the Application</text:p>
            <text:p><text:s/>URL </text:p>
            <text:p>2) Enter some special</text:p>
            <text:p>Characters to search Keyword</text:p>
            <text:p>Box</text:p>
            <text:p>3)Press ENTER</text:p>
            <text:p/>
          </table:table-cell>
          <table:table-cell table:style-name="ce14" office:value-type="string">
            <text:p>#@%^'</text:p>
          </table:table-cell>
          <table:table-cell table:style-name="ce14" office:value-type="string">
            <text:p>Should Display '0 </text:p>
            <text:p>Results','Please try</text:p>
            <text:p>A different keyword'</text:p>
          </table:table-cell>
          <table:table-cell table:style-name="ce14" office:value-type="string">
            <text:p><text:span text:style-name="T6">Displayed '0 Results',</text:span></text:p>
            <text:p><text:span text:style-name="T6">'Please try</text:span></text:p>
            <text:p><text:span text:style-name="T6">A different keyword'</text:span>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B_NC13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Search Location</text:p>
            <text:p>Box entering</text:p>
            <text:p>Some Location</text:p>
            <text:p>Without choosing</text:p>
            <text:p>Suggestions</text:p>
          </table:table-cell>
          <table:table-cell table:style-name="ce9" office:value-type="string">
            <text:p>1) Navigate to the Application</text:p>
            <text:p><text:s/>URL </text:p>
            <text:p>2) Enter some text to Location</text:p>
            <text:p>Box</text:p>
            <text:p>3) Press ENTER</text:p>
            <text:p/>
          </table:table-cell>
          <table:table-cell table:style-name="ce14" office:value-type="string">
            <text:p>'New York, Ny'</text:p>
          </table:table-cell>
          <table:table-cell table:style-name="ce14" office:value-type="string">
            <text:p>Should Display error </text:p>
            <text:p>Message 'Choose a </text:p>
            <text:p>Location from </text:p>
            <text:p>suggestions</text:p>
          </table:table-cell>
          <table:table-cell table:style-name="ce14" office:value-type="string">
            <text:p>Displayed error </text:p>
            <text:p>Message 'Choose a </text:p>
            <text:p>Location from </text:p>
            <text:p>suggestions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B_NC14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Radius option box</text:span></text:p>
            <text:p>With choosing</text:p>
            <text:p>Suggested</text:p>
            <text:p><text:s/>Location</text:p>
          </table:table-cell>
          <table:table-cell table:style-name="ce9" office:value-type="string">
            <text:p>1) Navigate to the Application</text:p>
            <text:p><text:s/>URL </text:p>
            <text:p>2) Enter some text to Location</text:p>
            <text:p>Box</text:p>
            <text:p>3)Choose suggested location</text:p>
            <text:p>By down arrow key</text:p>
          </table:table-cell>
          <table:table-cell table:style-name="ce14" office:value-type="string">
            <text:p>'New York, Ny'</text:p>
          </table:table-cell>
          <table:table-cell table:style-name="ce14" office:value-type="string">
            <text:p>Radius option box</text:p>
            <text:p>Should be available</text:p>
          </table:table-cell>
          <table:table-cell table:style-name="ce14" office:value-type="string">
            <text:p>Radius option box</text:p>
            <text:p>Is available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6">
          <table:table-cell table:style-name="ce2" office:value-type="string">
            <text:p>COB_NC15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Entering some job</text:span></text:p>
            <text:p><text:span text:style-name="T2">Related word to </text:span></text:p>
            <text:p><text:span text:style-name="T2">Search box</text:span></text:p>
          </table:table-cell>
          <table:table-cell table:style-name="ce9" office:value-type="string">
            <text:p>1) Navigate to the Application</text:p>
            <text:p><text:s/>URL </text:p>
            <text:p>2) Enter some word to Search</text:p>
            <text:p>Keyword box</text:p>
            <text:p>3)Press ENTER</text:p>
            <text:p>4)Click some job from results</text:p>
            <text:p>5)Click save job button</text:p>
          </table:table-cell>
          <table:table-cell table:style-name="ce14" office:value-type="string">
            <text:p>AUTOMATION'</text:p>
          </table:table-cell>
          <table:table-cell table:style-name="ce14" office:value-type="string">
            <text:p>Should Display search</text:p>
            <text:p>Results and save</text:p>
            <text:p><text:s/>Chosen Job</text:p>
            <text:p><text:s/>description </text:p>
          </table:table-cell>
          <table:table-cell table:style-name="ce14" office:value-type="string">
            <text:p><text:s/>Displayed search</text:p>
            <text:p>Results and saved</text:p>
            <text:p><text:s/>Chosen Job</text:p>
            <text:p><text:s/>Description 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B_NC16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Saved Jobs </text:span></text:p>
            <text:p><text:span text:style-name="T2">Functionality</text:span></text:p>
          </table:table-cell>
          <table:table-cell table:style-name="ce9" office:value-type="string">
            <text:p>1) Navigate to the Application</text:p>
            <text:p><text:s/>URL </text:p>
            <text:p>2) Click Saved Job button</text:p>
            <text:p>3) Check result <text:s/></text:p>
          </table:table-cell>
          <table:table-cell table:style-name="ce14"/>
          <table:table-cell table:style-name="ce14" office:value-type="string">
            <text:p>Should Display Previous</text:p>
            <text:p>Saved job Description</text:p>
          </table:table-cell>
          <table:table-cell table:style-name="ce14" office:value-type="string">
            <text:p>Displayed Previous</text:p>
            <text:p>Saved job Description 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7">
          <table:table-cell table:style-name="ce2" office:value-type="string">
            <text:p>COB_NC17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Results Filter</text:span></text:p>
            <text:p><text:span text:style-name="T2">Functionality</text:span></text:p>
          </table:table-cell>
          <table:table-cell table:style-name="ce9" office:value-type="string">
            <text:p>1) Navigate to the Application</text:p>
            <text:p><text:s/>URL </text:p>
            <text:p><text:s/>2) Enter some word to</text:p>
            <text:p><text:s/>Search Keyword box</text:p>
            <text:p>3)Press ENTER</text:p>
            <text:p>4)Click State Filter</text:p>
            <text:p>5)Choose most job available</text:p>
            <text:p>State</text:p>
          </table:table-cell>
          <table:table-cell table:style-name="ce14" office:value-type="string">
            <text:p>AUTOMATION'</text:p>
          </table:table-cell>
          <table:table-cell table:style-name="ce14" office:value-type="string">
            <text:p>Should Display Filtered</text:p>
            <text:p>State name on</text:p>
            <text:p>Results Section</text:p>
          </table:table-cell>
          <table:table-cell table:style-name="ce14" office:value-type="string">
            <text:p>Displayed Filtered</text:p>
            <text:p>State name on</text:p>
            <text:p>Results Section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B_NC18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Job Alerts Form</text:p>
          </table:table-cell>
          <table:table-cell table:style-name="ce9" office:value-type="string">
            <text:p>1) Navigate to the Application</text:p>
            <text:p><text:s/>URL </text:p>
            <text:p>2)Click Search Keyword Box</text:p>
            <text:p>3)Press ENTER </text:p>
          </table:table-cell>
          <table:table-cell table:style-name="ce14"/>
          <table:table-cell table:style-name="ce14" office:value-type="string">
            <text:p>Should Display Job</text:p>
            <text:p>Alerts Form</text:p>
          </table:table-cell>
          <table:table-cell table:style-name="ce14" office:value-type="string">
            <text:p>Displayed Job</text:p>
            <text:p>Alerts Form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B_NC19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Sign Up Job Alerts</text:span></text:p>
            <text:p><text:span text:style-name="T2">Form With [NULL] </text:span></text:p>
          </table:table-cell>
          <table:table-cell table:style-name="ce9" office:value-type="string">
            <text:p>1) Navigate to the Application</text:p>
            <text:p><text:s/>URL </text:p>
            <text:p>2)Click Search Keyword Box</text:p>
            <text:p>3)Press ENTER </text:p>
            <text:p>4)Click Job Alerts Form</text:p>
            <text:p>Sign Up button </text:p>
          </table:table-cell>
          <table:table-cell table:style-name="ce14"/>
          <table:table-cell table:style-name="ce14" office:value-type="string">
            <text:p>Should Display Job </text:p>
            <text:p>Alerts Form input</text:p>
            <text:p>Box border-color red </text:p>
            <text:p>and error message</text:p>
            <text:p>'This field is required'</text:p>
          </table:table-cell>
          <table:table-cell table:style-name="ce14" office:value-type="string">
            <text:p>Displayed Job </text:p>
            <text:p>Alerts Form input</text:p>
            <text:p>Box border-color red </text:p>
            <text:p>and error message</text:p>
            <text:p>'This field is required'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6">
          <table:table-cell table:style-name="ce2" office:value-type="string">
            <text:p>COB_NC20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Next, Previous </text:span></text:p>
            <text:p><text:span text:style-name="T2">Page Pagination </text:span></text:p>
            <text:p><text:span text:style-name="T2">Functionality</text:span></text:p>
          </table:table-cell>
          <table:table-cell table:style-name="ce9" office:value-type="string">
            <text:p>1) Navigate to the Application</text:p>
            <text:p><text:s/>URL </text:p>
            <text:p>2)Click Search Keyword Box</text:p>
            <text:p>3)Press ENTER </text:p>
            <text:p>4)Scroll Down</text:p>
            <text:p>5)Click Next Button</text:p>
            <text:p>6)Click Previous Button</text:p>
          </table:table-cell>
          <table:table-cell table:style-name="ce14"/>
          <table:table-cell table:style-name="ce14" office:value-type="string">
            <text:p>Should Display</text:p>
            <text:p><text:s/>Properly Results </text:p>
            <text:p>Page Number by</text:p>
            <text:p>Clicking Next and</text:p>
            <text:p>Previous Button</text:p>
          </table:table-cell>
          <table:table-cell table:style-name="ce14" office:value-type="string">
            <text:p><text:s/>Displayed</text:p>
            <text:p><text:s/>Properly Results </text:p>
            <text:p>Page Number by</text:p>
            <text:p>Clicking Next and</text:p>
            <text:p>Previous Button</text:p>
          </table:table-cell>
          <table:table-cell table:style-name="ce2" office:value-type="string">
            <text:p>PASS</text:p>
          </table:table-cell>
          <table:table-cell table:number-columns-repeated="1016"/>
        </table:table-row>
        <table:table-row table:style-name="ro8" table:number-rows-repeated="979">
          <table:table-cell table:number-columns-repeated="102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10/20/2018</text:date>, <text:time>20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0T20:48:29.86</dc:date>
    <dc:creator>Iskra NYC</dc:creator>
    <meta:generator>OpenOffice/4.1.5$Win32 OpenOffice.org_project/415m1$Build-9789</meta:generator>
    <meta:editing-duration>PT2H37M16S</meta:editing-duration>
    <meta:editing-cycles>15</meta:editing-cycles>
    <meta:document-statistic meta:table-count="1" meta:cell-count="160" meta:object-count="0"/>
  </office:meta>
</office:document-meta>
</file>